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 Light" svg:font-family="'DejaVu Sans Light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5.976cm" table:align="left"/>
    </style:style>
    <style:style style:name="Tabela1.A" style:family="table-column">
      <style:table-column-properties style:column-width="4.711cm"/>
    </style:style>
    <style:style style:name="Tabela1.B" style:family="table-column">
      <style:table-column-properties style:column-width="11.264cm"/>
    </style:style>
    <style:style style:name="Tabela1.A1" style:family="table-cell">
      <style:table-cell-properties fo:background-color="transparent" fo:padding="0.097cm" fo:border="none">
        <style:background-image/>
      </style:table-cell-properties>
    </style:style>
    <style:style style:name="Tabela2" style:family="table">
      <style:table-properties style:width="15.976cm" table:align="left"/>
    </style:style>
    <style:style style:name="Tabela2.A" style:family="table-column">
      <style:table-column-properties style:column-width="4.711cm"/>
    </style:style>
    <style:style style:name="Tabela2.B" style:family="table-column">
      <style:table-column-properties style:column-width="11.264cm"/>
    </style:style>
    <style:style style:name="Tabela2.A1" style:family="table-cell">
      <style:table-cell-properties fo:background-color="transparent" fo:padding="0.097cm" fo:border="none">
        <style:background-image/>
      </style:table-cell-properties>
    </style:style>
    <style:style style:name="Tabela3" style:family="table">
      <style:table-properties style:width="15.976cm" table:align="left"/>
    </style:style>
    <style:style style:name="Tabela3.A" style:family="table-column">
      <style:table-column-properties style:column-width="4.711cm"/>
    </style:style>
    <style:style style:name="Tabela3.B" style:family="table-column">
      <style:table-column-properties style:column-width="11.264cm"/>
    </style:style>
    <style:style style:name="Tabela3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BSI_5f_Cabeçalho">
      <style:paragraph-properties fo:text-align="end" style:justify-single-word="false"/>
    </style:style>
    <style:style style:name="P2" style:family="paragraph" style:parent-style-name="BSI_5f_TítuloPréTextual">
      <style:paragraph-properties fo:break-before="page"/>
    </style:style>
    <style:style style:name="P3" style:family="paragraph" style:parent-style-name="BSI_5f_TítuloAbstract">
      <style:paragraph-properties fo:break-before="page"/>
    </style:style>
    <style:style style:name="P4" style:family="paragraph" style:parent-style-name="BSI_5f_Título_5f_1">
      <style:paragraph-properties fo:break-before="page"/>
    </style:style>
    <style:style style:name="P5" style:family="paragraph" style:parent-style-name="BSI_5f_TítuloSemNumeração">
      <style:paragraph-properties fo:break-before="page"/>
    </style:style>
    <style:style style:name="P6" style:family="paragraph" style:parent-style-name="Table_20_Contents">
      <style:paragraph-properties fo:text-align="justify" style:justify-single-word="false"/>
      <style:text-properties style:font-name="Arial1"/>
    </style:style>
    <style:style style:name="P7" style:family="paragraph" style:parent-style-name="Table_20_Contents">
      <style:paragraph-properties fo:text-align="center" style:justify-single-word="false"/>
      <style:text-properties style:font-name="Arial1"/>
    </style:style>
    <style:style style:name="P8" style:family="paragraph" style:parent-style-name="BSI_5f_CorpoDeTexto">
      <style:paragraph-properties fo:margin-left="0cm" fo:margin-right="0cm" fo:text-indent="0cm" style:auto-text-indent="false"/>
    </style:style>
    <style:style style:name="P9" style:family="paragraph" style:parent-style-name="BSI_5f_CorpoDeTexto">
      <style:paragraph-properties fo:margin-left="0cm" fo:margin-right="0cm" fo:text-indent="0cm" style:auto-text-indent="false" fo:break-before="page"/>
    </style:style>
    <style:style style:name="P10" style:family="paragraph" style:parent-style-name="Illustration_20_Index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1" style:family="paragraph" style:parent-style-name="Table_20_index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2" style:family="paragraph" style:parent-style-name="BSI_5f_CorpoDeTexto" style:master-page-name="BSI_5f_PréTexto">
      <style:paragraph-properties style:page-number="auto"/>
    </style:style>
    <style:style style:name="P13" style:family="paragraph" style:parent-style-name="BSI_5f_CorpoDeTexto">
      <style:text-properties officeooo:rsid="001e07cd" officeooo:paragraph-rsid="001e07cd"/>
    </style:style>
    <style:style style:name="P14" style:family="paragraph" style:parent-style-name="BSI_5f_CorpoDeTexto">
      <style:text-properties officeooo:paragraph-rsid="001e07cd"/>
    </style:style>
    <style:style style:name="P15" style:family="paragraph" style:parent-style-name="BSI_5f_CorpoDeTexto">
      <style:text-properties style:text-underline-style="solid" style:text-underline-width="auto" style:text-underline-color="font-color" officeooo:rsid="001e07cd" officeooo:paragraph-rsid="001e07cd"/>
    </style:style>
    <style:style style:name="P16" style:family="paragraph" style:parent-style-name="BSI_5f_CorpoDeTexto">
      <style:text-properties officeooo:rsid="001faaa3" officeooo:paragraph-rsid="001faaa3"/>
    </style:style>
    <style:style style:name="P17" style:family="paragraph" style:parent-style-name="BSI_5f_CorpoDeTexto" style:master-page-name="BSI_5f_PósTexto">
      <style:paragraph-properties style:page-number="auto"/>
    </style:style>
    <style:style style:name="P18" style:family="paragraph" style:parent-style-name="BSI_5f_Título_5f_1" style:master-page-name="BSI_5f_PósTexto">
      <style:paragraph-properties style:page-number="auto"/>
    </style:style>
    <style:style style:name="P19" style:family="paragraph" style:parent-style-name="Contents_20_Heading" style:master-page-name="BSI_5f_PréTexto">
      <style:paragraph-properties style:page-number="auto"/>
    </style:style>
    <style:style style:name="P20" style:family="paragraph" style:parent-style-name="BSI_5f_Título_5f_2">
      <style:paragraph-properties fo:break-before="page"/>
    </style:style>
    <style:style style:name="P21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24" style:family="paragraph" style:parent-style-name="BSI_5f_TítuloCapa">
      <style:text-properties officeooo:paragraph-rsid="001e07cd"/>
    </style:style>
    <style:style style:name="P25" style:family="paragraph" style:parent-style-name="BSI_5f_TextoFolhaEstiloRosto">
      <style:paragraph-properties fo:margin-left="0cm" fo:margin-right="0cm" fo:text-align="end" style:justify-single-word="false" fo:text-indent="0cm" style:auto-text-indent="false"/>
      <style:text-properties officeooo:paragraph-rsid="001e07cd"/>
    </style:style>
    <style:style style:name="P26" style:family="paragraph" style:parent-style-name="BSI_5f_CropoDeTextoCentralizado">
      <style:text-properties officeooo:rsid="001e07cd" officeooo:paragraph-rsid="001e07cd"/>
    </style:style>
    <style:style style:name="P27" style:family="paragraph" style:parent-style-name="BSI_5f_TítuloPréTextual" style:master-page-name="BSI_5f_PréTexto">
      <style:paragraph-properties style:page-number="auto"/>
    </style:style>
    <style:style style:name="P28" style:family="paragraph" style:parent-style-name="BSI_5f_Apresentacao">
      <style:text-properties officeooo:rsid="001e07cd" officeooo:paragraph-rsid="001e07cd"/>
    </style:style>
    <style:style style:name="P29" style:family="paragraph" style:parent-style-name="BSI_5f_Apresentacao">
      <style:text-properties officeooo:paragraph-rsid="001e07cd"/>
    </style:style>
    <style:style style:name="P30" style:family="paragraph" style:parent-style-name="BSI_5f_TítuloSemNumeração" style:master-page-name="BSI_5f_PósTexto">
      <style:paragraph-properties style:page-number="auto"/>
    </style:style>
    <style:style style:name="P31" style:family="paragraph" style:parent-style-name="BSI_5f_TextoCapa" style:master-page-name="BSI_5f_PrimeiraPágina">
      <style:paragraph-properties style:page-number="auto"/>
    </style:style>
    <style:style style:name="P32" style:family="paragraph" style:parent-style-name="BSI_5f_TextoCapa" style:master-page-name="BSI_5f_PréTexto">
      <style:paragraph-properties style:page-number="1"/>
      <style:text-properties officeooo:rsid="001e07cd" officeooo:paragraph-rsid="001e07cd"/>
    </style:style>
    <style:style style:name="P33" style:family="paragraph" style:parent-style-name="BSI_5f_TextoCapa">
      <style:text-properties officeooo:rsid="001e07cd" officeooo:paragraph-rsid="001e07cd"/>
    </style:style>
    <style:style style:name="P34" style:family="paragraph" style:parent-style-name="BSI_5f_TextoCapa">
      <style:text-properties officeooo:paragraph-rsid="001e07c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e07cd"/>
    </style:style>
    <style:style style:name="T4" style:family="text">
      <style:text-properties officeooo:rsid="001f1835"/>
    </style:style>
    <style:style style:name="T5" style:family="text">
      <style:text-properties officeooo:rsid="001faaa3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P31">Centro Universitário Salesiano de São Paulo</text:p>
      <text:p text:style-name="BSI_5f_TextoCapa"/>
      <text:p text:style-name="P33">Alejandro Ortega Ribeiro</text:p>
      <text:p text:style-name="P33">Gabriel Pereira de Araujo Marques</text:p>
      <text:p text:style-name="P33">Isabela Zatarn da Silva</text:p>
      <text:p text:style-name="P33">Yan Nathan de Almeida</text:p>
      <text:p text:style-name="BSI_5f_TextoCapa"/>
      <text:p text:style-name="BSI_5f_TextoCapa"/>
      <text:p text:style-name="BSI_5f_TextoCapa"/>
      <text:p text:style-name="BSI_5f_TextoCapa"/>
      <text:p text:style-name="BSI_5f_TextoCapa"/>
      <text:p text:style-name="P24"><text:span text:style-name="T3">Desenvolvimento de Sistema de Gerenciamento de Alunos em uma Diaconia</text:span></text:p>
      <text:p text:style-name="BSI_5f_TextoCapa"/>
      <text:p text:style-name="BSI_5f_TextoCapa"/>
      <text:p text:style-name="BSI_5f_TextoCapa"/>
      <text:p text:style-name="BSI_5f_TextoCapa"/>
      <text:p text:style-name="BSI_5f_TextoCapa"/>
      <text:p text:style-name="BSI_5f_TextoCapa"/>
      <text:p text:style-name="BSI_5f_TextoCapa"/>
      <text:p text:style-name="BSI_5f_TextoCapa"/>
      <text:p text:style-name="BSI_5f_TextoCapa"/>
      <text:p text:style-name="BSI_5f_TextoCapa"/>
      <text:p text:style-name="BSI_5f_TextoCapa"/>
      <text:p text:style-name="BSI_5f_TextoCapa"/>
      <text:p text:style-name="BSI_5f_TextoCapa"/>
      <text:p text:style-name="BSI_5f_TextoCapa"/>
      <text:p text:style-name="BSI_5f_TextoCapa">Americana</text:p>
      <text:p text:style-name="P33">2017</text:p>
      <text:p text:style-name="P32">Alejandro Ortega Ribeiro</text:p>
      <text:p text:style-name="P33">Gabriel Pereira de Araujo Marques</text:p>
      <text:p text:style-name="P33">Isabela Zatarn da Silva</text:p>
      <text:p text:style-name="P34"><text:span text:style-name="T3">Yan Nathan de Almeida</text:span></text:p>
      <text:p text:style-name="BSI_5f_TextoCapa"/>
      <text:p text:style-name="BSI_5f_TextoCapa"/>
      <text:p text:style-name="BSI_5f_TextoCapa"/>
      <text:p text:style-name="BSI_5f_TextoCapa"/>
      <text:p text:style-name="BSI_5f_TextoCapa"/>
      <text:p text:style-name="BSI_5f_TextoCapa"/>
      <text:p text:style-name="P24"><text:span text:style-name="T3">Desenvolvimento de Sistema de Gerenciamento de Alunos em uma Diaconia</text:span></text:p>
      <text:p text:style-name="BSI_5f_TextoCapa"/>
      <text:p text:style-name="BSI_5f_TextoCapa"/>
      <text:p text:style-name="BSI_5f_TextoFolhaEstiloRosto">Trabalho de Conclusão de Curso apresentado como exigência parcial para obtenção de grau de Bacharel em Sistemas de Informação no Centro Universitário Salesiano de São Paulo.</text:p>
      <text:p text:style-name="BSI_5f_TextoCapa"/>
      <text:p text:style-name="BSI_5f_TextoFolhaEstiloRosto">Orientador: Prof. <text:span text:style-name="T3">Ms. Oclair Prado</text:span></text:p>
      <text:p text:style-name="BSI_5f_TextoCapa"/>
      <text:p text:style-name="BSI_5f_TextoCapa"/>
      <text:p text:style-name="BSI_5f_TextoCapa"/>
      <text:p text:style-name="BSI_5f_TextoCapa"/>
      <text:p text:style-name="BSI_5f_TextoCapa"/>
      <text:p text:style-name="BSI_5f_TextoCapa"/>
      <text:p text:style-name="BSI_5f_TextoCapa"/>
      <text:p text:style-name="BSI_5f_TextoCapa">Americana</text:p>
      <text:p text:style-name="P33">2017</text:p>
      <text:p text:style-name="P12"/>
      <text:p text:style-name="BSI_5f_CorpoDeTexto"/>
      <text:p text:style-name="BSI_5f_CorpoDeTexto"/>
      <text:p text:style-name="BSI_5f_CorpoDeTexto"/>
      <text:p text:style-name="BSI_5f_CorpoDeTexto"/>
      <text:p text:style-name="BSI_5f_CorpoDeTexto"/>
      <text:p text:style-name="BSI_5f_CorpoDeTexto"/>
      <text:p text:style-name="BSI_5f_CorpoDeTexto"/>
      <text:p text:style-name="BSI_5f_CorpoDeTexto"/>
      <text:p text:style-name="BSI_5f_CorpoDeTexto"/>
      <text:p text:style-name="BSI_5f_CorpoDeTexto"/>
      <text:p text:style-name="BSI_5f_CorpoDeTexto"/>
      <text:p text:style-name="BSI_5f_CorpoDeTexto"/>
      <text:p text:style-name="BSI_5f_CorpoDeTexto"/>
      <text:p text:style-name="BSI_5f_CorpoDeTexto"/>
      <text:p text:style-name="BSI_5f_CorpoDeTexto"/>
      <text:p text:style-name="BSI_5f_CorpoDeTexto"/>
      <text:p text:style-name="BSI_5f_CorpoDeTexto"/>
      <text:p text:style-name="BSI_5f_CorpoDeTexto"/>
      <text:p text:style-name="BSI_5f_CorpoDeTexto"/>
      <text:p text:style-name="BSI_5f_CorpoDeTexto"/>
      <text:p text:style-name="BSI_5f_CorpoDeTexto"/>
      <text:p text:style-name="BSI_5f_CorpoDeTexto"/>
      <text:p text:style-name="P26">Dedicamos este trabalho a todos que estão nos apoiando para a realização desse projeto, desde o seu singelo início até a sua completa conclusão.</text:p>
      <text:p text:style-name="BSI_5f_CorpoDeTexto"/>
      <text:p text:style-name="BSI_5f_CorpoDeTexto"/>
      <text:p text:style-name="P2">Agradecimentos</text:p>
      <text:p text:style-name="BSI_5f_CorpoDeTexto"/>
      <text:p text:style-name="P13">Agradecemos aos professores que nos orientaram e continuarão a fazê-lo nessa longa caminhada para a graduação, e aos nossos familiares, que sempre estão dispostos a nos apoiar nessa caminhada.</text:p>
      <text:p text:style-name="P13">Em especial a Diaconia São Judas Tadeu, que gentilmente está nos cedendo espaço e oportunidade para a elaboração desse projeto, tornando-se grande aliada para a realização de nossos sonhos.</text:p>
      <text:p text:style-name="BSI_5f_CorpoDeTexto"/>
      <text:p text:style-name="BSI_5f_CorpoDeTexto"/>
      <text:p text:style-name="BSI_5f_CorpoDeTexto"/>
      <text:p text:style-name="BSI_5f_CorpoDeTexto"/>
      <text:p text:style-name="BSI_5f_CorpoDeTexto"/>
      <text:p text:style-name="BSI_5f_CorpoDeTexto"/>
      <text:p text:style-name="BSI_5f_CorpoDeTexto"/>
      <text:p text:style-name="BSI_5f_CorpoDeTexto"/>
      <text:p text:style-name="BSI_5f_CorpoDeTexto"/>
      <text:p text:style-name="P9"/>
      <text:p text:style-name="BSI_5f_CorpoDeTexto"/>
      <text:p text:style-name="BSI_5f_CorpoDeTexto"/>
      <text:p text:style-name="BSI_5f_CorpoDeTexto"/>
      <text:p text:style-name="BSI_5f_CorpoDeTexto"/>
      <text:p text:style-name="BSI_5f_CorpoDeTexto"/>
      <text:p text:style-name="BSI_5f_CorpoDeTexto"/>
      <text:p text:style-name="BSI_5f_CorpoDeTexto"/>
      <text:p text:style-name="BSI_5f_CorpoDeTexto"/>
      <text:p text:style-name="BSI_5f_CorpoDeTexto"/>
      <text:p text:style-name="BSI_5f_CorpoDeTexto"/>
      <text:p text:style-name="BSI_5f_CorpoDeTexto"/>
      <text:p text:style-name="BSI_5f_CorpoDeTexto"/>
      <text:p text:style-name="BSI_5f_CorpoDeTexto"/>
      <text:p text:style-name="BSI_5f_CorpoDeTexto"/>
      <text:p text:style-name="BSI_5f_CorpoDeTexto"/>
      <text:p text:style-name="BSI_5f_CorpoDeTexto"/>
      <text:p text:style-name="BSI_5f_CorpoDeTexto"/>
      <text:p text:style-name="BSI_5f_CorpoDeTexto"/>
      <text:p text:style-name="BSI_5f_CorpoDeTexto"/>
      <text:p text:style-name="BSI_5f_CorpoDeTexto"/>
      <text:p text:style-name="BSI_5f_CorpoDeTexto"/>
      <text:p text:style-name="BSI_5f_CorpoDeTexto"/>
      <text:p text:style-name="BSI_5f_CorpoDeTexto"/>
      <text:p text:style-name="BSI_5f_CorpoDeTexto"/>
      <text:p text:style-name="BSI_5f_CorpoDeTexto"/>
      <text:p text:style-name="BSI_5f_CorpoDeTexto"/>
      <text:p text:style-name="BSI_5f_CorpoDeTexto"/>
      <text:p text:style-name="BSI_5f_CorpoDeTexto"/>
      <text:p text:style-name="BSI_5f_CorpoDeTexto"/>
      <text:p text:style-name="BSI_5f_CorpoDeTexto"/>
      <text:p text:style-name="P25"><text:span text:style-name="T3">“A grandeza não consiste em receber honras, mas em merecê-las.</text:span></text:p>
      <text:p text:style-name="P25"><text:span text:style-name="T3">ARISTÓTELES</text:span></text:p>
      <text:p text:style-name="P25"><text:span text:style-name="T3">(*384 - +322 a.C)</text:span></text:p>
      <text:p text:style-name="P2">Resumo</text:p>
      <text:p text:style-name="P8">Texto em <text:span text:style-name="T2">parágrafo único</text:span> com 150 a 250 palavras.</text:p>
      <text:p text:style-name="P8"/>
      <text:p text:style-name="BSI_5f_CorpoDeTexto"/>
      <text:p text:style-name="BSI_5f_CorpoDeTexto"/>
      <text:p text:style-name="BSI_5f_CorpoDeTexto"/>
      <text:p text:style-name="BSI_5f_CorpoDeTexto"/>
      <text:p text:style-name="BSI_5f_CorpoDeTexto"/>
      <text:p text:style-name="P8"><text:span text:style-name="T1">Palavras-chaves</text:span>: 1. palavra. 2. palavra. 3. palavra.</text:p>
      <text:p text:style-name="BSI_5f_CorpoDeTexto"/>
      <text:p text:style-name="BSI_5f_CorpoDeTexto"/>
      <text:p text:style-name="BSI_5f_CorpoDeTexto"/>
      <text:p text:style-name="BSI_5f_CorpoDeTexto"/>
      <text:p text:style-name="P3">Abstract</text:p>
      <text:p text:style-name="BSI_5f_CorpoDeTexto"/>
      <text:p text:style-name="BSI_5f_TextoAbstract">Text in an unique paragraph with up to 250 words.</text:p>
      <text:p text:style-name="BSI_5f_TextoResumo"/>
      <text:p text:style-name="BSI_5f_TextoAbstract"><text:span text:style-name="T1">Key words:</text:span> 1. word; 2. word; 3. word</text:p>
      <text:p text:style-name="BSI_5f_CorpoDeTexto"/>
      <text:p text:style-name="BSI_5f_CorpoDeTexto"/>
      <text:p text:style-name="BSI_5f_CorpoDeTexto"/>
      <text:p text:style-name="BSI_5f_CorpoDeTexto"/>
      <text:p text:style-name="BSI_5f_CorpoDeTexto"/>
      <text:p text:style-name="BSI_5f_CorpoDeTexto"/>
      <text:p text:style-name="BSI_5f_CorpoDeTexto"/>
      <text:p text:style-name="BSI_5f_CorpoDeTexto"/>
      <text:p text:style-name="BSI_5f_CorpoDeTexto"/>
      <text:p text:style-name="BSI_5f_CorpoDeTexto"/>
      <text:p text:style-name="BSI_5f_CorpoDeTexto"/>
      <text:p text:style-name="BSI_5f_CorpoDeTexto"/>
      <text:illustration-index text:style-name="Sect1" text:name="Índice de ilustrações1">
        <text:illustration-index-source text:caption-sequence-name="Illustration" text:caption-sequence-format="text">
          <text:index-title-template text:style-name="BSI_5f_TítuloPréTextual">Índice de ilustraçõe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ções1_Head">
            <text:p text:style-name="P27">Índice de ilustrações</text:p>
          </text:index-title>
          <text:p text:style-name="P10">Ilustração 1: Determinação da diferença de potencial<text:tab/>18</text:p>
        </text:index-body>
      </text:illustration-index>
      <text:p text:style-name="P8"/>
      <text:table-index text:style-name="Sect1" text:name="Índice de tabelas1">
        <text:table-index-source text:caption-sequence-name="Table" text:caption-sequence-format="text">
          <text:index-title-template text:style-name="BSI_5f_TítuloPréTextual">Índice de tabela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elas1_Head">
            <text:p text:style-name="P27">Índice de tabelas</text:p>
          </text:index-title>
          <text:p text:style-name="P11">Tabela 1 Temperatura média de Regiões Brasileiras<text:tab/>18</text:p>
        </text:index-body>
      </text:table-index>
      <text:p text:style-name="P8"/>
      <text:p text:style-name="BSI_5f_CorpoDeTexto"/>
      <text:p text:style-name="BSI_5f_CorpoDeTexto"/>
      <text:p text:style-name="BSI_5f_CorpoDeTexto"/>
      <text:p text:style-name="BSI_5f_CorpoDeTexto"/>
      <text:p text:style-name="BSI_5f_CorpoDeTexto"/>
      <text:p text:style-name="BSI_5f_CorpoDeTexto"/>
      <text:p text:style-name="BSI_5f_CorpoDeTexto"/>
      <text:p text:style-name="BSI_5f_CorpoDeTexto"/>
      <text:p text:style-name="BSI_5f_CorpoDeTexto"/>
      <text:p text:style-name="BSI_5f_CorpoDeTexto"/>
      <text:p text:style-name="BSI_5f_CorpoDeTexto"/>
      <text:p text:style-name="BSI_5f_CorpoDeTexto"/>
      <text:p text:style-name="BSI_5f_CorpoDeTexto"/>
      <text:p text:style-name="P2">Lista de Abreviaturas e Siglas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7"/>
          </table:table-cell>
        </table:table-row>
        <table:table-row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6"/>
          </table:table-cell>
        </table:table-row>
        <table:table-row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6"/>
          </table:table-cell>
        </table:table-row>
        <table:table-row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6"/>
          </table:table-cell>
        </table:table-row>
        <table:table-row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6"/>
          </table:table-cell>
        </table:table-row>
        <table:table-row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6"/>
          </table:table-cell>
        </table:table-row>
      </table:table>
      <text:p text:style-name="BSI_5f_CorpoDeTexto"/>
      <text:p text:style-name="BSI_5f_CorpoDeTexto"/>
      <text:p text:style-name="BSI_5f_CorpoDeTexto"/>
      <text:p text:style-name="BSI_5f_CorpoDeTexto"/>
      <text:p text:style-name="BSI_5f_CorpoDeTexto"/>
      <text:p text:style-name="BSI_5f_CorpoDeTexto"/>
      <text:p text:style-name="BSI_5f_CorpoDeTexto"/>
      <text:p text:style-name="BSI_5f_CorpoDeTexto"/>
      <text:p text:style-name="BSI_5f_CorpoDeTexto"/>
      <text:p text:style-name="BSI_5f_CorpoDeTexto"/>
      <text:p text:style-name="P2">Lista de Símbolos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7"/>
          </table:table-cell>
          <table:table-cell table:style-name="Tabela2.A1" office:value-type="string">
            <text:p text:style-name="P7"/>
          </table:table-cell>
        </table:table-row>
        <table:table-row>
          <table:table-cell table:style-name="Tabela2.A1" office:value-type="string">
            <text:p text:style-name="P7"/>
          </table:table-cell>
          <table:table-cell table:style-name="Tabela2.A1" office:value-type="string">
            <text:p text:style-name="P6"/>
          </table:table-cell>
        </table:table-row>
        <table:table-row>
          <table:table-cell table:style-name="Tabela2.A1" office:value-type="string">
            <text:p text:style-name="P7"/>
          </table:table-cell>
          <table:table-cell table:style-name="Tabela2.A1" office:value-type="string">
            <text:p text:style-name="P6"/>
          </table:table-cell>
        </table:table-row>
        <table:table-row>
          <table:table-cell table:style-name="Tabela2.A1" office:value-type="string">
            <text:p text:style-name="P7"/>
          </table:table-cell>
          <table:table-cell table:style-name="Tabela2.A1" office:value-type="string">
            <text:p text:style-name="P6"/>
          </table:table-cell>
        </table:table-row>
        <table:table-row>
          <table:table-cell table:style-name="Tabela2.A1" office:value-type="string">
            <text:p text:style-name="P7"/>
          </table:table-cell>
          <table:table-cell table:style-name="Tabela2.A1" office:value-type="string">
            <text:p text:style-name="P6"/>
          </table:table-cell>
        </table:table-row>
        <table:table-row>
          <table:table-cell table:style-name="Tabela2.A1" office:value-type="string">
            <text:p text:style-name="P7"/>
          </table:table-cell>
          <table:table-cell table:style-name="Tabela2.A1" office:value-type="string">
            <text:p text:style-name="P6"/>
          </table:table-cell>
        </table:table-row>
      </table:table>
      <text:p text:style-name="BSI_5f_CorpoDeTexto"/>
      <text:p text:style-name="BSI_5f_CorpoDeTexto"/>
      <text:p text:style-name="BSI_5f_CorpoDeTexto"/>
      <text:p text:style-name="BSI_5f_CorpoDeTexto"/>
      <text:p text:style-name="BSI_5f_CorpoDeTexto"/>
      <text:p text:style-name="BSI_5f_CorpoDeTexto"/>
      <text:p text:style-name="BSI_5f_CorpoDeTexto"/>
      <text:p text:style-name="BSI_5f_CorpoDeTexto"/>
      <text:p text:style-name="BSI_5f_CorpoDeTexto"/>
      <text:p text:style-name="BSI_5f_CorpoDeTexto"/>
      <text:p text:style-name="BSI_5f_CorpoDeTexto"/>
      <text:p text:style-name="P27">Apresentação</text:p>
      <text:p text:style-name="BSI_5f_Apresentacao">Do<text:span text:style-name="T3">s</text:span> acadêmico<text:span text:style-name="T3">s</text:span>:</text:p>
      <text:p text:style-name="BSI_5f_Apresentacao"/>
      <text:p text:style-name="P28">Nome: Alejandro Ortega Ribeiro</text:p>
      <text:p text:style-name="P28">Endereço: R. Chavantes, 483, Vila Gallo, Americana/SP</text:p>
      <text:p text:style-name="P29"><text:span text:style-name="T3">Email: ortega.alee@gmail.com<text:tab/><text:tab/>Fone:(19) 99623-6868</text:span></text:p>
      <text:p text:style-name="P28">Empresa onde trabalha: Maxichem do Brasil</text:p>
      <text:p text:style-name="P28">Setor: Help Desk</text:p>
      <text:p text:style-name="P28">Ramo de Atividade: Tubos e Conexões</text:p>
      <text:p text:style-name="P28"/>
      <text:p text:style-name="P28">Nome: Gabriel Pereira Marques de Araujo</text:p>
      <text:p text:style-name="P28">Endereço:R. Sorocaba, 316, Pq, Novo Mundo, Americana/SP</text:p>
      <text:p text:style-name="P29"><text:span text:style-name="T3">Email: gabaraujo1@bol.com.br<text:tab/><text:tab/>Fone:(19) 98903-9950</text:span></text:p>
      <text:p text:style-name="P28">Ocupação: Estudante</text:p>
      <text:p text:style-name="P28"/>
      <text:p text:style-name="P28">Nome: Isabela Zatarin da Silva</text:p>
      <text:p text:style-name="P28">Endereço: Rua das Acácias, 327, Jd. São Paulo, Americana/SP</text:p>
      <text:p text:style-name="P29"><text:span text:style-name="T3">Email: isabelazatarin@gmail.com<text:tab/>Fone: (19) 99236-9171</text:span></text:p>
      <text:p text:style-name="P28">Empresa onde trabalha: Robert Bosch Ltda</text:p>
      <text:p text:style-name="P28">Setor: Logística Internacional</text:p>
      <text:p text:style-name="P28">Ramo de Atividade: Automobilístico</text:p>
      <text:p text:style-name="BSI_5f_Apresentacao"/>
      <text:p text:style-name="P28"/>
      <text:p text:style-name="P28">Nome: Yan Nathan de Almeida</text:p>
      <text:p text:style-name="P28">Endereço: </text:p>
      <text:p text:style-name="P29"><text:span text:style-name="T3">Email: <text:tab/>Fone: </text:span></text:p>
      <text:p text:style-name="P28">Empresa onde trabalha: </text:p>
      <text:p text:style-name="P28">Setor: </text:p>
      <text:p text:style-name="P28">Ramo de Atividade: </text:p>
      <text:p text:style-name="BSI_5f_Apresentacao"/>
      <text:p text:style-name="BSI_5f_Apresentacao"/>
      <text:p text:style-name="BSI_5f_Apresentacao">Da empresa:</text:p>
      <text:p text:style-name="BSI_5f_Apresentacao"/>
      <text:p text:style-name="BSI_5f_Apresentacao">Nome: <text:span text:style-name="T3">Diaconia São Judas Tadeu</text:span></text:p>
      <text:p text:style-name="BSI_5f_Apresentacao">Endereço: <text:span text:style-name="T3">Av. Armando Salles de Oliveira, 730, Jd. Ipiranga, Americana/SP</text:span></text:p>
      <text:p text:style-name="P29">Email: <text:span text:style-name="T3">equipeccpa@yahoo.com.br<text:tab/></text:span>Fone: <text:span text:style-name="T3">(19) 3406-1567</text:span></text:p>
      <text:p text:style-name="BSI_5f_Apresentacao">Setor: <text:span text:style-name="T3">Ensino Profissionalizante</text:span></text:p>
      <text:p text:style-name="BSI_5f_Apresentacao">Ramo de Atividade: <text:span text:style-name="T3">Educação</text:span></text:p>
      <text:p text:style-name="P29">Contato: <text:span text:style-name="T3">Giuliana Meira Brandão</text:span></text:p>
      <text:p text:style-name="P8"/>
      <text:table-of-content text:style-name="Sect1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P19">Sumário</text:p>
          </text:index-title>
          <text:p text:style-name="P21"><text:a xlink:type="simple" xlink:href="#__RefHeading__1482_711050064" text:style-name="Index_20_Link" text:visited-style-name="Index_20_Link">1. Introdução<text:tab/>13</text:a></text:p>
          <text:p text:style-name="P22"><text:a xlink:type="simple" xlink:href="#__RefHeading___Toc4569_1565353266" text:style-name="Index_20_Link" text:visited-style-name="Index_20_Link">1.1. Objetivos<text:tab/>14</text:a></text:p>
          <text:p text:style-name="P22"><text:a xlink:type="simple" xlink:href="#__RefHeading__1498_711050064" text:style-name="Index_20_Link" text:visited-style-name="Index_20_Link">1.2. Procedimentos de pesquisa<text:tab/>15</text:a></text:p>
          <text:p text:style-name="P23"><text:a xlink:type="simple" xlink:href="#__RefHeading__1269_594417968" text:style-name="Index_20_Link" text:visited-style-name="Index_20_Link">1.2.1. Pesquisa exploratória<text:tab/>15</text:a></text:p>
          <text:p text:style-name="P23"><text:a xlink:type="simple" xlink:href="#__RefHeading___Toc4571_1565353266" text:style-name="Index_20_Link" text:visited-style-name="Index_20_Link">1.2.2. Pesquisa documental<text:tab/>15</text:a></text:p>
          <text:p text:style-name="P23"><text:a xlink:type="simple" xlink:href="#__RefHeading___Toc4573_1565353266" text:style-name="Index_20_Link" text:visited-style-name="Index_20_Link">1.2.3. Pesquisa bibliográfica<text:tab/>15</text:a></text:p>
          <text:p text:style-name="P23"><text:a xlink:type="simple" xlink:href="#__RefHeading___Toc4575_1565353266" text:style-name="Index_20_Link" text:visited-style-name="Index_20_Link">1.2.4. Estudo de Caso<text:tab/>15</text:a></text:p>
          <text:p text:style-name="P23"><text:a xlink:type="simple" xlink:href="#__RefHeading___Toc4577_1565353266" text:style-name="Index_20_Link" text:visited-style-name="Index_20_Link">1.2.5. Pesquisa-ação<text:tab/>15</text:a></text:p>
          <text:p text:style-name="P21"><text:a xlink:type="simple" xlink:href="#__RefHeading__1500_711050064" text:style-name="Index_20_Link" text:visited-style-name="Index_20_Link">2. Fundamentação Teórica<text:tab/>17</text:a></text:p>
          <text:p text:style-name="P21"><text:a xlink:type="simple" xlink:href="#__RefHeading__1502_711050064" text:style-name="Index_20_Link" text:visited-style-name="Index_20_Link">4. Estudo de Caso<text:tab/>18</text:a></text:p>
          <text:p text:style-name="P21"><text:a xlink:type="simple" xlink:href="#__RefHeading__1514_711050064" text:style-name="Index_20_Link" text:visited-style-name="Index_20_Link">5. Considerações finais<text:tab/>19</text:a></text:p>
          <text:p text:style-name="P21"><text:a xlink:type="simple" xlink:href="#__RefHeading__1516_711050064" text:style-name="Index_20_Link" text:visited-style-name="Index_20_Link">Referências<text:tab/>20</text:a></text:p>
          <text:p text:style-name="P21"><text:a xlink:type="simple" xlink:href="#__RefHeading__1518_711050064" text:style-name="Index_20_Link" text:visited-style-name="Index_20_Link">APÊNDICE A – XXXXXXXXX<text:tab/>21</text:a></text:p>
          <text:p text:style-name="P21"><text:a xlink:type="simple" xlink:href="#__RefHeading__1520_711050064" text:style-name="Index_20_Link" text:visited-style-name="Index_20_Link">ANEXO A - XXXXXXXXXXX<text:tab/>22</text:a></text:p>
          <text:p text:style-name="P21"><text:a xlink:type="simple" xlink:href="#__RefHeading__1522_711050064" text:style-name="Index_20_Link" text:visited-style-name="Index_20_Link">Glossário<text:tab/>23</text:a></text:p>
        </text:index-body>
      </text:table-of-content>
      <text:p text:style-name="P8"/>
      <text:p text:style-name="BSI_5f_CorpoDeTexto"/>
      <text:p text:style-name="BSI_5f_CorpoDeTexto"/>
      <text:h text:style-name="P18" text:outline-level="1"><text:bookmark-start text:name="__RefHeading__1482_711050064"/>1. Introdução<text:bookmark-end text:name="__RefHeading__1482_711050064"/></text:h>
      <text:p text:style-name="BSI_5f_CorpoDeTexto">Aqui começa seu texto …</text:p>
      <text:p text:style-name="BSI_5f_CorpoDeTexto"/>
      <text:p text:style-name="BSI_5f_CorpoDeTexto"/>
      <text:p text:style-name="BSI_5f_CorpoDeTexto"/>
      <text:p text:style-name="BSI_5f_CorpoDeTexto"/>
      <text:h text:style-name="P20" text:outline-level="2"><text:bookmark-start text:name="__RefHeading___Toc4569_1565353266"/><text:span text:style-name="T3">1</text:span>.1. Objetivos<text:bookmark-end text:name="__RefHeading___Toc4569_1565353266"/></text:h>
      <text:p text:style-name="P13">Para Marconi &amp; Lakatos (2003,p. 157) “toda pesquisa deve ter um objetivo determinado para saber o que se vai procurar e o que se pretende alcançar”, portanto objetivos são os resultados e conclusões que pretende-se atingir com a pesquisa.</text:p>
      <text:p text:style-name="P13">É a partir da definição dos objetivos que serão definidos os métodos de pesquisa, pois ainda de acordo com Marconi e Lakatos (2003,p. 157) “o objetivo toma explícito o problema, aumentando os conhecimentos sobre determinado assunto”.</text:p>
      <text:p text:style-name="P13"/>
      <text:p text:style-name="P15">Objetivos Gerais</text:p>
      <text:p text:style-name="P13">O objetivo geral é a proposta do projeto a quem ele se destina, isto é, nele são definidos de maneira abrangente a significância da proposta do projeto.</text:p>
      <text:p text:style-name="BSI_5f_TextoCitaçãoLonga"/>
      <text:p text:style-name="BSI_5f_TextoCitaçãoLonga">Está ligado a uma visão global e abrangente do tema. Relaciona-se com o conteúdo intrínseco, quer dos fenômenos e eventos, quer das ideias estudadas. Vincula-se diretamente à própria significação da tese proposta pelo projeto. (MARCONI &amp; LAKATOS, 2003, p.219).</text:p>
      <text:p text:style-name="BSI_5f_TextoCitaçãoLonga"/>
      <text:p text:style-name="P13">Desta forma, o objetivo geral deste projeto é ajudar uma <text:span text:style-name="T4">instituição da região do ramo de educação profissionalizante</text:span>, que desta maneira terá um sistema customizado com base em sua análise <text:span text:style-name="T4">ambiental</text:span>.</text:p>
      <text:p text:style-name="P13"/>
      <text:p text:style-name="P15">Objetivos Específicos</text:p>
      <text:p text:style-name="P13">De acordo com Marconi &amp; Lakatos (2003, p. 219) os objetivos específicos “apresentam caráter mais concreto. Têm função intermediária e instrumental, permitindo, de um lado, atingir o objetivo geral e, de outro, aplicá-lo a situações particulares”.</text:p>
      <text:p text:style-name="P13">Portanto, os abjetivos específicos conectam a visão abrangente dos objetivos gerais à parte prática do projeto.</text:p>
      <text:p text:style-name="P14"><text:span text:style-name="T3">Neste projeto, os objetivos específicos são o levantamento teórico sobre análise organizacional, pensamento sistêmico e engenharia de software para a concepção de um sistema de gerenciamento de alunos, tendo como base o estudo </text:span><text:soft-page-break/><text:span text:style-name="T3">ambiental da instituição, que permite o melhor entendimento das necessidades do cliente.</text:span></text:p>
      <text:p text:style-name="P16">Será utilizado métodos de pesquisa, sendo eles: exploratória, documental, bibliográfica, estudo de caso e pesquisa-ação para o levantamento de dados e documentação para o desenvolvimento do projeto. Por parte da engenharia de software, serão levantados os requisitos do sistema junto ao cliente, para que ele possa ser modelado e desenvolvido. </text:p>
      <text:h text:style-name="BSI_5f_Título_5f_2" text:outline-level="2"><text:bookmark-start text:name="__RefHeading__1498_711050064"/><text:span text:style-name="T5">1.2.</text:span> Procedimentos de pesquisa<text:bookmark-end text:name="__RefHeading__1498_711050064"/></text:h>
      <text:h text:style-name="BSI_5f_Título_5f_3" text:outline-level="3"><text:bookmark-start text:name="__RefHeading__1269_594417968"/>1.2.1. Pesquisa exploratória<text:bookmark-end text:name="__RefHeading__1269_594417968"/></text:h>
      <text:h text:style-name="BSI_5f_Título_5f_3" text:outline-level="3"><text:bookmark-start text:name="__RefHeading___Toc4571_1565353266"/>1.2.2. Pesquisa documental<text:bookmark-end text:name="__RefHeading___Toc4571_1565353266"/></text:h>
      <text:h text:style-name="BSI_5f_Título_5f_3" text:outline-level="3"><text:bookmark-start text:name="__RefHeading___Toc4573_1565353266"/>1.2.3. Pesquisa bibliográfica<text:bookmark-end text:name="__RefHeading___Toc4573_1565353266"/></text:h>
      <text:h text:style-name="BSI_5f_Título_5f_3" text:outline-level="3"><text:bookmark-start text:name="__RefHeading___Toc4575_1565353266"/>1.2.4. Estudo de Caso<text:bookmark-end text:name="__RefHeading___Toc4575_1565353266"/></text:h>
      <text:h text:style-name="BSI_5f_Título_5f_3" text:outline-level="3"><text:bookmark-start text:name="__RefHeading___Toc4577_1565353266"/>1.2.5. Pesquisa-ação<text:bookmark-end text:name="__RefHeading___Toc4577_1565353266"/></text:h>
      <text:p text:style-name="BSI_5f_CorpoDeTexto"/>
      <text:p text:style-name="BSI_5f_CorpoDeTexto"/>
      <text:p text:style-name="BSI_5f_CorpoDeTexto"/>
      <text:p text:style-name="BSI_5f_CorpoDeTexto"/>
      <text:p text:style-name="P17"/>
      <text:p text:style-name="BSI_5f_CorpoDeTexto"/>
      <text:p text:style-name="BSI_5f_CorpoDeTexto"/>
      <text:p text:style-name="BSI_5f_CorpoDeTexto"/>
      <text:h text:style-name="P4" text:outline-level="1"><text:bookmark-start text:name="__RefHeading__1500_711050064"/><text:span text:style-name="T5">2</text:span>. Fundamentação Teórica<text:bookmark-end text:name="__RefHeading__1500_711050064"/></text:h>
      <text:p text:style-name="BSI_5f_CorpoDeTexto"/>
      <text:p text:style-name="BSI_5f_CorpoDeTexto"/>
      <text:h text:style-name="P4" text:outline-level="1"><text:bookmark-start text:name="__RefHeading__1502_711050064"/>4. Estudo de Caso<text:bookmark-end text:name="__RefHeading__1502_711050064"/></text:h>
      <text:p text:style-name="BSI_5f_CorpoDeTexto"/>
      <text:p text:style-name="P8"/>
      <text:p text:style-name="BSI_5f_CorpoDeTexto"/>
      <text:p text:style-name="BSI_5f_CorpoDeTexto"/>
      <text:p text:style-name="BSI_5f_CorpoDeTexto"/>
      <text:p text:style-name="BSI_5f_CorpoDeTexto"/>
      <text:p text:style-name="BSI_5f_CorpoDeTexto"/>
      <text:p text:style-name="BSI_5f_CorpoDeTexto"/>
      <text:p text:style-name="BSI_5f_CorpoDeTexto"/>
      <text:p text:style-name="BSI_5f_CorpoDeTexto"/>
      <text:p text:style-name="BSI_5f_CorpoDeTexto"/>
      <text:p text:style-name="BSI_5f_CorpoDeTexto"/>
      <text:h text:style-name="P4" text:outline-level="1"><text:bookmark-start text:name="__RefHeading__1514_711050064"/>5. Considerações finais<text:bookmark-end text:name="__RefHeading__1514_711050064"/></text:h>
      <text:p text:style-name="BSI_5f_CorpoDeTexto"/>
      <text:h text:style-name="P30" text:outline-level="1"><text:bookmark-start text:name="__RefHeading__1516_711050064"/>Referências<text:bookmark-end text:name="__RefHeading__1516_711050064"/></text:h>
      <text:p text:style-name="BSI_5f_CorpoDeTexto"/>
      <text:p text:style-name="BSI_5f_CorpoDeTexto"/>
      <text:p text:style-name="BSI_5f_CorpoDeTexto"/>
      <text:p text:style-name="BSI_5f_CorpoDeTexto"/>
      <text:p text:style-name="BSI_5f_TextoReferências"/>
      <text:p text:style-name="BSI_5f_TextoReferências"/>
      <text:p text:style-name="BSI_5f_TextoReferências"/>
      <text:p text:style-name="BSI_5f_TextoReferências"/>
      <text:p text:style-name="BSI_5f_TextoReferências"/>
      <text:p text:style-name="BSI_5f_TextoReferências"/>
      <text:p text:style-name="BSI_5f_TextoReferências"/>
      <text:p text:style-name="BSI_5f_TextoReferências"/>
      <text:p text:style-name="BSI_5f_TextoReferências"/>
      <text:p text:style-name="BSI_5f_CorpoDeTexto"/>
      <text:p text:style-name="BSI_5f_CorpoDeTexto"/>
      <text:p text:style-name="BSI_5f_CorpoDeTexto"/>
      <text:p text:style-name="P8"/>
      <text:h text:style-name="P5" text:outline-level="1"><text:bookmark-start text:name="__RefHeading__1518_711050064"/>APÊNDICE A – XXXXXXXXX<text:bookmark-end text:name="__RefHeading__1518_711050064"/></text:h>
      <text:p text:style-name="BSI_5f_CorpoDeTexto"/>
      <text:p text:style-name="BSI_5f_CorpoDeTexto"/>
      <text:p text:style-name="BSI_5f_CorpoDeTexto"/>
      <text:p text:style-name="BSI_5f_CorpoDeTexto"/>
      <text:p text:style-name="BSI_5f_CorpoDeTexto"/>
      <text:p text:style-name="BSI_5f_CorpoDeTexto"/>
      <text:h text:style-name="P30" text:outline-level="1"><text:bookmark-start text:name="__RefHeading__1520_711050064"/>ANEXO A - XXXXXXXXXXX<text:bookmark-end text:name="__RefHeading__1520_711050064"/></text:h>
      <text:h text:style-name="P5" text:outline-level="1"><text:bookmark-start text:name="__RefHeading__1522_711050064"/>Glossário<text:bookmark-end text:name="__RefHeading__1522_711050064"/></text:h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7"/>
          </table:table-cell>
          <table:table-cell table:style-name="Tabela3.A1" office:value-type="string">
            <text:p text:style-name="P7"/>
          </table:table-cell>
        </table:table-row>
        <table:table-row>
          <table:table-cell table:style-name="Tabela3.A1" office:value-type="string">
            <text:p text:style-name="P6"/>
          </table:table-cell>
          <table:table-cell table:style-name="Tabela3.A1" office:value-type="string">
            <text:p text:style-name="P6"/>
          </table:table-cell>
        </table:table-row>
        <table:table-row>
          <table:table-cell table:style-name="Tabela3.A1" office:value-type="string">
            <text:p text:style-name="P6"/>
          </table:table-cell>
          <table:table-cell table:style-name="Tabela3.A1" office:value-type="string">
            <text:p text:style-name="P6"/>
          </table:table-cell>
        </table:table-row>
        <table:table-row>
          <table:table-cell table:style-name="Tabela3.A1" office:value-type="string">
            <text:p text:style-name="P6"/>
          </table:table-cell>
          <table:table-cell table:style-name="Tabela3.A1" office:value-type="string">
            <text:p text:style-name="P6"/>
          </table:table-cell>
        </table:table-row>
        <table:table-row>
          <table:table-cell table:style-name="Tabela3.A1" office:value-type="string">
            <text:p text:style-name="P6"/>
          </table:table-cell>
          <table:table-cell table:style-name="Tabela3.A1" office:value-type="string">
            <text:p text:style-name="P6"/>
          </table:table-cell>
        </table:table-row>
        <table:table-row>
          <table:table-cell table:style-name="Tabela3.A1" office:value-type="string">
            <text:p text:style-name="P6"/>
          </table:table-cell>
          <table:table-cell table:style-name="Tabela3.A1" office:value-type="string">
            <text:p text:style-name="P6"/>
          </table:table-cell>
        </table:table-row>
      </table:table>
      <text:p text:style-name="P8"/>
      <text:p text:style-name="BSI_5f_CorpoDeTexto"/>
      <text:p text:style-name="BSI_5f_CorpoDeTexto"/>
      <text:p text:style-name="BSI_5f_CorpoDeTexto"/>
      <text:p text:style-name="BSI_5f_CorpoDeTexto"/>
      <text:p text:style-name="BSI_5f_CorpoDeTexto"/>
      <text:p text:style-name="BSI_5f_CorpoDeTexto"/>
      <text:p text:style-name="BSI_5f_CorpoDeTexto"/>
      <text:p text:style-name="BSI_5f_CorpoDeTexto"/>
      <text:p text:style-name="BSI_5f_CorpoDeTexto"/>
      <text:p text:style-name="BSI_5f_CorpoDeTexto"/>
      <text:p text:style-name="BSI_5f_CorpoDeTexto"/>
      <text:p text:style-name="BSI_5f_CorpoDeTexto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 Light" svg:font-family="'DejaVu Sans Light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 Light" style:font-family-asian="'DejaVu Sans Light'" style:font-family-generic-asian="system" style:font-pitch-asian="variable" style:font-size-asian="14pt" style:font-name-complex="DejaVu Sans Light" style:font-family-complex="'DejaVu Sans Light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SI_5f_Padrão" style:display-name="BSI_Padrão" style:family="paragraph" style:parent-style-name="Text_20_body" style:master-page-name="">
      <style:paragraph-properties fo:line-height="150%" fo:text-align="justify" style:justify-single-word="false" fo:keep-together="always" fo:orphans="0" fo:widows="0" style:page-number="auto">
        <style:tab-stops/>
      </style:paragraph-properties>
      <style:text-properties style:font-name="Arial1" fo:font-family="Arial" style:font-style-name="Normal" style:font-family-generic="swiss" style:font-pitch="variable"/>
    </style:style>
    <style:style style:name="BSI_5f_CorpoDeTexto" style:display-name="BSI_CorpoDeTexto" style:family="paragraph" style:parent-style-name="BSI_5f_Padrão" style:master-page-name="">
      <style:paragraph-properties fo:margin-left="0cm" fo:margin-right="0cm" fo:margin-top="0cm" fo:margin-bottom="0cm" loext:contextual-spacing="false" fo:keep-together="auto" fo:text-indent="1.199cm" style:auto-text-indent="false" style:page-number="auto"/>
    </style:style>
    <style:style style:name="BSI_5f_Título_5f_1" style:display-name="BSI_Título_1" style:family="paragraph" style:parent-style-name="BSI_5f_Padrão" style:next-style-name="BSI_5f_CorpoDeTexto" style:default-outline-level="1" style:list-style-name="" style:master-page-name="">
      <style:paragraph-properties fo:margin-top="0cm" fo:margin-bottom="0.84cm" loext:contextual-spacing="false" style:page-number="auto" style:shadow="none">
        <style:tab-stops/>
        <style:drop-cap/>
      </style:paragraph-properties>
      <style:text-properties fo:text-transform="uppercase" fo:font-size="16pt" fo:font-weight="bold"/>
    </style:style>
    <style:style style:name="BSI_5f_Legenda" style:display-name="BSI_Legenda" style:family="paragraph" style:parent-style-name="BSI_5f_Padrão" style:next-style-name="BSI_5f_CorpoDeTexto">
      <style:paragraph-properties fo:line-height="100%" fo:text-align="start" style:justify-single-word="false"/>
      <style:text-properties fo:font-size="10pt"/>
    </style:style>
    <style:style style:name="BSI_5f_Índice" style:display-name="BSI_Índice" style:family="paragraph" style:parent-style-name="BSI_5f_Padrão" style:next-style-name="BSI_5f_CorpoDeTexto">
      <style:paragraph-properties fo:line-height="100%" fo:text-align="center" style:justify-single-word="false"/>
      <style:text-properties fo:font-weight="bold"/>
    </style:style>
    <style:style style:name="BSI_5f_TextoTabela" style:display-name="BSI_TextoTabela" style:family="paragraph" style:parent-style-name="BSI_5f_Padrão"/>
    <style:style style:name="BSI_5f_TextoAbstract" style:display-name="BSI_TextoAbstract" style:family="paragraph" style:parent-style-name="BSI_5f_Padrão" style:next-style-name="BSI_5f_CorpoDeTexto">
      <style:text-properties fo:font-style="italic"/>
    </style:style>
    <style:style style:name="BSI_5f_TextoReferências" style:display-name="BSI_TextoReferências" style:family="paragraph" style:parent-style-name="BSI_5f_Padrão" style:next-style-name="BSI_5f_CorpoDeTexto"/>
    <style:style style:name="Contents_20_Heading" style:display-name="Contents Heading" style:family="paragraph" style:parent-style-name="Title" style:class="index">
      <style:paragraph-properties fo:margin-left="0cm" fo:margin-right="0cm" fo:margin-top="0cm" fo:margin-bottom="0cm" loext:contextual-spacing="false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SI_5f_Cabeçalho" style:display-name="BSI_Cabeçalho" style:family="paragraph" style:master-page-name="">
      <style:paragraph-properties fo:text-align="end" style:justify-single-word="false" style:page-number="auto" style:shadow="none">
        <style:tab-stops/>
      </style:paragraph-properties>
    </style:style>
    <style:style style:name="BSI_5f_TextoCitaçãoLonga" style:display-name="BSI_TextoCitaçãoLonga" style:family="paragraph" style:parent-style-name="BSI_5f_Legenda" style:master-page-name="">
      <style:paragraph-properties fo:margin-left="4.001cm" fo:margin-right="0cm" fo:margin-top="0cm" fo:margin-bottom="0cm" loext:contextual-spacing="false" fo:text-align="justify" style:justify-single-word="false" fo:text-indent="0cm" style:auto-text-indent="false" style:page-number="auto" style:shadow="none"/>
    </style:style>
    <style:style style:name="BSI_5f_TextoResumo" style:display-name="BSI_TextoResumo" style:family="paragraph" style:parent-style-name="BSI_5f_CorpoDeTexto"/>
    <style:style style:name="BSI_5f_Título_5f_2" style:display-name="BSI_Título_2" style:family="paragraph" style:parent-style-name="BSI_5f_Padrão" style:next-style-name="BSI_5f_CorpoDeTexto" style:default-outline-level="2" style:list-style-name="" style:master-page-name="">
      <style:paragraph-properties fo:margin-top="0.42cm" fo:margin-bottom="0.42cm" loext:contextual-spacing="false" style:page-number="auto" style:shadow="none">
        <style:tab-stops/>
      </style:paragraph-properties>
      <style:text-properties fo:font-size="14pt" fo:font-weight="bold"/>
    </style:style>
    <style:style style:name="BSI_5f_Título_5f_3" style:display-name="BSI_Título_3" style:family="paragraph" style:parent-style-name="BSI_5f_Padrão" style:next-style-name="BSI_5f_CorpoDeTexto" style:default-outline-level="3" style:list-style-name="">
      <style:paragraph-properties fo:margin-top="0.42cm" fo:margin-bottom="0.42cm" loext:contextual-spacing="false"/>
      <style:text-properties fo:font-weight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.199cm" loext:contextual-spacing="false" fo:line-height="100%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SI_5f_TítuloCapa" style:display-name="BSI_TítuloCapa" style:family="paragraph" style:parent-style-name="BSI_5f_Padrão" style:next-style-name="BSI_5f_CorpoDeTexto" style:master-page-name="">
      <style:paragraph-properties fo:margin-top="0cm" fo:margin-bottom="0cm" loext:contextual-spacing="false" fo:text-align="center" style:justify-single-word="false" style:page-number="auto"/>
      <style:text-properties fo:font-size="16pt"/>
    </style:style>
    <style:style style:name="BSI_5f_TextoFolhaEstiloRosto" style:display-name="BSI_TextoFolhaEstiloRosto" style:family="paragraph" style:parent-style-name="BSI_5f_Padrão" style:master-page-name="">
      <style:paragraph-properties fo:margin-left="6.001cm" fo:margin-right="0cm" fo:margin-top="0cm" fo:margin-bottom="0cm" loext:contextual-spacing="false" fo:text-indent="0cm" style:auto-text-indent="false" style:page-number="auto"/>
      <style:text-properties fo:font-size="12pt" fo:font-weight="normal"/>
    </style:style>
    <style:style style:name="BSI_5f_CropoDeTextoCentralizado" style:display-name="BSI_CropoDeTextoCentralizado" style:family="paragraph" style:parent-style-name="BSI_5f_Padrão">
      <style:paragraph-properties fo:margin-left="2cm" fo:margin-right="2cm" fo:margin-top="0cm" fo:margin-bottom="0cm" loext:contextual-spacing="false" fo:text-align="center" style:justify-single-word="false" fo:text-indent="0cm" style:auto-text-indent="false"/>
    </style:style>
    <style:style style:name="BSI_5f_TítuloPréTextual" style:display-name="BSI_TítuloPréTextual" style:family="paragraph" style:parent-style-name="BSI_5f_Padrão" style:master-page-name="">
      <style:paragraph-properties fo:margin-top="0cm" fo:margin-bottom="0.84cm" loext:contextual-spacing="false" fo:text-align="center" style:justify-single-word="false" style:page-number="auto"/>
      <style:text-properties fo:font-size="14pt" fo:font-weight="bold"/>
    </style:style>
    <style:style style:name="BSI_5f_TítuloAbstract" style:display-name="BSI_TítuloAbstract" style:family="paragraph" style:parent-style-name="BSI_5f_Padrão">
      <style:paragraph-properties fo:text-align="center" style:justify-single-word="false"/>
      <style:text-properties fo:font-size="14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>
      <style:paragraph-properties fo:text-align="center" style:justify-single-word="false"/>
    </style:style>
    <style:style style:name="Text" style:family="paragraph" style:parent-style-name="Caption" style:class="extra"/>
    <style:style style:name="Table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BSI_5f_Apresentacao" style:display-name="BSI_Apresentacao" style:family="paragraph" style:parent-style-name="BSI_5f_CorpoDeTexto">
      <style:paragraph-properties fo:margin-left="0cm" fo:margin-right="0cm" fo:margin-top="0cm" fo:margin-bottom="0cm" loext:contextual-spacing="false" fo:line-height="100%" fo:text-indent="0cm" style:auto-text-indent="false"/>
    </style:style>
    <style:style style:name="BSI_5f_Título_5f_4" style:display-name="BSI_Título_4" style:family="paragraph" style:parent-style-name="BSI_5f_Título_5f_3" style:next-style-name="BSI_5f_CorpoDeTexto" style:default-outline-level="4" style:master-page-name="">
      <style:paragraph-properties style:page-number="auto"/>
    </style:style>
    <style:style style:name="BSI_5f_TítuloSemNumeração" style:display-name="BSI_TítuloSemNumeração" style:family="paragraph" style:parent-style-name="BSI_5f_Título_5f_1" style:next-style-name="BSI_5f_CorpoDeTexto">
      <style:paragraph-properties fo:text-align="center" style:justify-single-word="false"/>
    </style:style>
    <style:style style:name="BSI_5f_TextoCapa" style:display-name="BSI_TextoCapa" style:family="paragraph" style:parent-style-name="BSI_5f_TítuloCapa">
      <style:text-properties fo:font-size="14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BSI_5f_Cabeçalho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21.001cm" fo:page-height="29.7cm" style:num-format="1" style:print-orientation="portrait" fo:margin-top="2cm" fo:margin-bottom="3cm" fo:margin-left="3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9cm" fo:margin-left="0cm" fo:margin-right="0cm" fo:margin-bottom="1cm" style:dynamic-spacing="tru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BSI_5f_PrimeiraPágina" style:display-name="BSI_PrimeiraPágina" style:page-layout-name="Mpm2"/>
    <style:master-page style:name="BSI_5f_PréTexto" style:display-name="BSI_PréTexto" style:page-layout-name="Mpm3"/>
    <style:master-page style:name="BSI_5f_PósTexto" style:display-name="BSI_PósTexto" style:page-layout-name="Mpm4">
      <style:header>
        <text:p text:style-name="MP1"><text:page-number text:select-page="current">23</text:page-number></text:p>
      </style:header>
      <style:header-left>
        <text:p text:style-name="BSI_5f_Cabeçalho"><text:page-number text:select-page="current">22</text:page-number></text:p>
      </style:header-left>
    </style:master-page>
    <style:master-page style:name="First_20_Page" style:display-name="First Page" style:page-layout-name="Mpm5" style:next-style-name="Standard"/>
    <style:master-page style:name="Index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15T02:46:36</meta:creation-date>
    <meta:editing-duration>PT3H22M42S</meta:editing-duration>
    <meta:editing-cycles>67</meta:editing-cycles>
    <meta:generator>LibreOffice/4.4.5.2$Windows_x86 LibreOffice_project/a22f674fd25a3b6f45bdebf25400ed2adff0ff99</meta:generator>
    <meta:initial-creator>Cristiano Jesus</meta:initial-creator>
    <dc:date>2017-09-09T23:10:41.626000000</dc:date>
    <meta:document-statistic meta:table-count="3" meta:image-count="0" meta:object-count="0" meta:page-count="25" meta:paragraph-count="112" meta:word-count="819" meta:character-count="5482" meta:non-whitespace-character-count="4764"/>
  </office:meta>
</office:document-meta>
</file>